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ElementsByTagName.normalize( String 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GetElementsByTagName.main( String argv [ ]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3">
            <text:p text:style-name="Table_20_Contents">183</text:p>
          </table:table-cell>
        </table:table-row>
        <table:table-row>
          <table:table-cell office:value-type="string">
            <text:p text:style-name="Table_20_Contents">GetElementsByTagName.printUsag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GetElementsByTagName.print( PrintWriter out , Element element , NamedNodeMap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etElementsByTagName.print( PrintWriter out , Document document , String elementName , String attribut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